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34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5_5YR_B98021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Response Rate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Nonresponse Rate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Nonresponse Rate: - Refusal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Nonresponse Rate: - Unable To Locate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Nonresponse Rate: - No One Home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Nonresponse Rate: - Temporarily Absent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Nonresponse Rate: - Language Problem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Nonresponse Rate: - Insufficient Data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Nonresponse Rate: - Other Reas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0"/>
    <meta:generator>LibreOffice/6.0.7.3$Linux_X86_64 LibreOffice_project/00m0$Build-3</meta:generator>
  </office:meta>
</office:document-meta>
</file>